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="none" draw:fill-color="#ffffff" loext:fill-use-slide-background="false" draw:textarea-horizontal-align="justify" draw:textarea-vertical-align="middle" draw:auto-grow-height="false" fo:min-height="4.422cm" fo:min-width="15.85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Double_20_Dash_20_Dot_20__28_Rounded_29_" svg:stroke-linecap="round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style-name="gr1">
          <draw:custom-shape draw:style-name="gr2" draw:text-style-name="P1" draw:layer="layout" svg:width="16.352cm" svg:height="4.672cm" svg:x="2.336cm" svg:y="22.1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984cm" svg:height="0.962cm" svg:x="8.992cm" svg:y="21.074cm">
            <draw:text-box>
              <text:p>Waterfall</text:p>
            </draw:text-box>
          </draw:frame>
        </draw:g>
        <draw:g draw:style-name="gr1">
          <draw:g draw:style-name="gr4">
            <draw:line draw:style-name="gr5" draw:text-style-name="P3" draw:layer="layout" svg:x1="2.336cm" svg:y1="1.168cm" svg:x2="2.336cm" svg:y2="5.84cm">
              <text:p/>
            </draw:line>
            <draw:line draw:style-name="gr5" draw:text-style-name="P3" draw:layer="layout" svg:x1="18.688cm" svg:y1="3.504cm" svg:x2="2.336cm" svg:y2="3.504cm">
              <text:p/>
            </draw:line>
          </draw:g>
          <draw:frame draw:style-name="gr6" draw:text-style-name="P2" draw:layer="layout" svg:width="2.52cm" svg:height="0.962cm" svg:x="9.308cm" svg:y="0.184cm">
            <draw:text-box>
              <text:p>Carrier</text:p>
            </draw:text-box>
          </draw:frame>
          <draw:line draw:style-name="gr7" draw:text-style-name="P3" draw:layer="layout" svg:x1="4.672cm" svg:y1="1.168cm" svg:x2="4.672cm" svg:y2="5.84cm">
            <text:p/>
          </draw:line>
          <draw:line draw:style-name="gr7" draw:text-style-name="P3" draw:layer="layout" svg:x1="6.972cm" svg:y1="1.168cm" svg:x2="6.972cm" svg:y2="5.84cm">
            <text:p/>
          </draw:line>
          <draw:line draw:style-name="gr7" draw:text-style-name="P3" draw:layer="layout" svg:x1="9.372cm" svg:y1="1.168cm" svg:x2="9.372cm" svg:y2="5.84cm">
            <text:p/>
          </draw:line>
          <draw:line draw:style-name="gr7" draw:text-style-name="P3" draw:layer="layout" svg:x1="11.672cm" svg:y1="1.168cm" svg:x2="11.672cm" svg:y2="5.84cm">
            <text:p/>
          </draw:line>
          <draw:line draw:style-name="gr7" draw:text-style-name="P3" draw:layer="layout" svg:x1="13.972cm" svg:y1="1.168cm" svg:x2="13.972cm" svg:y2="5.84cm">
            <text:p/>
          </draw:line>
          <draw:line draw:style-name="gr7" draw:text-style-name="P3" draw:layer="layout" svg:x1="16.372cm" svg:y1="1.168cm" svg:x2="16.372cm" svg:y2="5.84cm">
            <text:p/>
          </draw:line>
          <draw:line draw:style-name="gr7" draw:text-style-name="P3" draw:layer="layout" svg:x1="18.672cm" svg:y1="1.168cm" svg:x2="18.672cm" svg:y2="5.84cm">
            <text:p/>
          </draw:line>
        </draw:g>
        <draw:g draw:style-name="gr1">
          <draw:frame draw:style-name="gr8" draw:text-style-name="P2" draw:layer="layout" svg:width="3.079cm" svg:height="0.962cm" svg:x="9.008cm" svg:y="7.041cm">
            <draw:text-box>
              <text:p>Message</text:p>
            </draw:text-box>
          </draw:frame>
          <draw:g draw:style-name="gr1">
            <draw:g draw:style-name="gr4">
              <draw:line draw:style-name="gr5" draw:text-style-name="P3" draw:layer="layout" svg:x1="2.336cm" svg:y1="8.168cm" svg:x2="2.336cm" svg:y2="12.84cm">
                <text:p/>
              </draw:line>
              <draw:line draw:style-name="gr5" draw:text-style-name="P3" draw:layer="layout" svg:x1="18.688cm" svg:y1="10.504cm" svg:x2="2.336cm" svg:y2="10.504cm">
                <text:p/>
              </draw:line>
            </draw:g>
            <draw:line draw:style-name="gr7" draw:text-style-name="P3" draw:layer="layout" svg:x1="4.672cm" svg:y1="8.168cm" svg:x2="4.672cm" svg:y2="12.84cm">
              <text:p/>
            </draw:line>
            <draw:line draw:style-name="gr7" draw:text-style-name="P3" draw:layer="layout" svg:x1="6.972cm" svg:y1="8.168cm" svg:x2="6.972cm" svg:y2="12.84cm">
              <text:p/>
            </draw:line>
            <draw:line draw:style-name="gr7" draw:text-style-name="P3" draw:layer="layout" svg:x1="9.372cm" svg:y1="8.168cm" svg:x2="9.372cm" svg:y2="12.84cm">
              <text:p/>
            </draw:line>
            <draw:line draw:style-name="gr7" draw:text-style-name="P3" draw:layer="layout" svg:x1="11.672cm" svg:y1="8.168cm" svg:x2="11.672cm" svg:y2="12.84cm">
              <text:p/>
            </draw:line>
            <draw:line draw:style-name="gr7" draw:text-style-name="P3" draw:layer="layout" svg:x1="13.972cm" svg:y1="8.168cm" svg:x2="13.972cm" svg:y2="12.84cm">
              <text:p/>
            </draw:line>
            <draw:line draw:style-name="gr7" draw:text-style-name="P3" draw:layer="layout" svg:x1="16.372cm" svg:y1="8.168cm" svg:x2="16.372cm" svg:y2="12.84cm">
              <text:p/>
            </draw:line>
            <draw:line draw:style-name="gr7" draw:text-style-name="P3" draw:layer="layout" svg:x1="18.672cm" svg:y1="8.168cm" svg:x2="18.672cm" svg:y2="12.84cm">
              <text:p/>
            </draw:line>
          </draw:g>
        </draw:g>
        <draw:g draw:style-name="gr1">
          <draw:frame draw:style-name="gr9" draw:text-style-name="P2" draw:layer="layout" svg:width="3.467cm" svg:height="0.962cm" svg:x="8.792cm" svg:y="14.116cm">
            <draw:text-box>
              <text:p>Modulated</text:p>
            </draw:text-box>
          </draw:frame>
          <draw:g draw:style-name="gr1">
            <draw:g draw:style-name="gr4">
              <draw:line draw:style-name="gr5" draw:text-style-name="P3" draw:layer="layout" svg:x1="2.336cm" svg:y1="15.168cm" svg:x2="2.336cm" svg:y2="19.84cm">
                <text:p/>
              </draw:line>
              <draw:line draw:style-name="gr5" draw:text-style-name="P3" draw:layer="layout" svg:x1="18.688cm" svg:y1="17.504cm" svg:x2="2.336cm" svg:y2="17.504cm">
                <text:p/>
              </draw:line>
            </draw:g>
            <draw:line draw:style-name="gr7" draw:text-style-name="P3" draw:layer="layout" svg:x1="4.672cm" svg:y1="15.168cm" svg:x2="4.672cm" svg:y2="19.84cm">
              <text:p/>
            </draw:line>
            <draw:line draw:style-name="gr7" draw:text-style-name="P3" draw:layer="layout" svg:x1="6.972cm" svg:y1="15.168cm" svg:x2="6.972cm" svg:y2="19.84cm">
              <text:p/>
            </draw:line>
            <draw:line draw:style-name="gr7" draw:text-style-name="P3" draw:layer="layout" svg:x1="9.372cm" svg:y1="15.168cm" svg:x2="9.372cm" svg:y2="19.84cm">
              <text:p/>
            </draw:line>
            <draw:line draw:style-name="gr7" draw:text-style-name="P3" draw:layer="layout" svg:x1="11.672cm" svg:y1="15.168cm" svg:x2="11.672cm" svg:y2="19.84cm">
              <text:p/>
            </draw:line>
            <draw:line draw:style-name="gr7" draw:text-style-name="P3" draw:layer="layout" svg:x1="13.972cm" svg:y1="15.168cm" svg:x2="13.972cm" svg:y2="19.84cm">
              <text:p/>
            </draw:line>
            <draw:line draw:style-name="gr7" draw:text-style-name="P3" draw:layer="layout" svg:x1="16.372cm" svg:y1="15.168cm" svg:x2="16.372cm" svg:y2="19.84cm">
              <text:p/>
            </draw:line>
            <draw:line draw:style-name="gr7" draw:text-style-name="P3" draw:layer="layout" svg:x1="18.672cm" svg:y1="15.168cm" svg:x2="18.672cm" svg:y2="19.84cm">
              <text:p/>
            </draw:line>
          </draw:g>
        </draw:g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8.899cm" svg:height="4.674cm" svg:x="1.049cm" svg:y="1.116cm" presentation:class="title" presentation:placeholder="true">
        <draw:text-box/>
      </draw:frame>
      <draw:frame presentation:style-name="Default-outline1" draw:layer="backgroundobjects" svg:width="18.899cm" svg:height="16.238cm" svg:x="1.049cm" svg:y="6.551cm" presentation:class="outline" presentation:placeholder="true">
        <draw:text-box/>
      </draw:frame>
      <draw:frame presentation:style-name="Mpr1" draw:text-style-name="MP2" draw:layer="backgroundobjects" svg:width="4.892cm" svg:height="1.929cm" svg:x="1.049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929cm" svg:x="7.181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929cm" svg:x="15.056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1T08:21:20.929338000</meta:creation-date>
    <dc:date>2025-10-01T09:09:20.919872500</dc:date>
    <meta:editing-duration>PT9M13S</meta:editing-duration>
    <meta:editing-cycles>1</meta:editing-cycles>
    <meta:document-statistic meta:object-count="64"/>
    <meta:generator>LibreOffice/25.8.1.1$Windows_X86_64 LibreOffice_project/54047653041915e595ad4e45cccea684809c77b5</meta:generator>
  </office:meta>
</office:document-meta>
</file>